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3a767" officeooo:paragraph-rsid="0003a767"/>
    </style:style>
    <style:style style:name="P2" style:family="paragraph" style:parent-style-name="Standard">
      <style:text-properties fo:font-weight="bold" officeooo:rsid="0003a767" officeooo:paragraph-rsid="0003a767" style:font-weight-asian="bold" style:font-weight-complex="bold"/>
    </style:style>
    <style:style style:name="P3" style:family="paragraph" style:parent-style-name="Standard">
      <style:text-properties fo:font-weight="normal" officeooo:rsid="0003a767" officeooo:paragraph-rsid="0003a767" style:font-weight-asian="normal" style:font-weight-complex="normal"/>
    </style:style>
    <style:style style:name="P4" style:family="paragraph" style:parent-style-name="Standard">
      <style:text-properties style:text-position="0% 100%" fo:font-weight="bold" officeooo:rsid="0005850d" officeooo:paragraph-rsid="0005850d" style:font-weight-asian="bold" style:font-weight-complex="bold"/>
    </style:style>
    <style:style style:name="P5" style:family="paragraph" style:parent-style-name="Standard">
      <style:text-properties style:text-position="0% 100%" fo:font-weight="normal" officeooo:rsid="0005850d" officeooo:paragraph-rsid="0005850d" style:font-weight-asian="normal" style:font-weight-complex="normal"/>
    </style:style>
    <style:style style:name="T1" style:family="text">
      <style:text-properties officeooo:rsid="0005850d"/>
    </style:style>
    <style:style style:name="T2" style:family="text">
      <style:text-properties style:text-position="super 58%" officeooo:rsid="0005850d"/>
    </style:style>
    <style:style style:name="T3" style:family="text">
      <style:text-properties officeooo:rsid="00062eed"/>
    </style:style>
    <style:style style:name="T4" style:family="text">
      <style:text-properties fo:font-weight="bold" officeooo:rsid="00062eed" style:font-weight-asian="bold" style:font-weight-complex="bold"/>
    </style:style>
    <style:style style:name="T5" style:family="text">
      <style:text-properties fo:font-weight="bold" officeooo:rsid="00066dad" style:font-weight-asian="bold" style:font-weight-complex="bold"/>
    </style:style>
    <style:style style:name="T6" style:family="text">
      <style:text-properties officeooo:rsid="00066d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la y bienvenido de nuevo en esta lección antes de pasar al siguiente tema, quiero hablarles de graficar ecuaciones, realmente ya hay muchos programas de computadora que hacen eso por nosotros, pero en realidad es algo que podemos hacer sin necesidad de ningún componente extra, lo podemos hacer en lapiza y papel y con el tiempo y practica podremos visualizarla en nuestras mentes de ser necesario, pues bien primero el primer concepto que debemos entender es el de plano cartesiano, y este se hace con la itersección de dos ejes con un angulo recto entre estos, normalmente se llaman x, y pero en realidad el nombre es lo de menos, lo que debemos tomar en cuenta, es que un eje representara la variable de nuestra ecuación, lo común es llamarla x pero como ya dije eso son nombres que pueden ser cualesquiera y no nos van a alterar nada, y el otro eje en este caso y van a ser los resultados que tenga nuestra ecuación al sustituir diferentes valores de x, veamos <text:s/>un ejemplo muy sencillo con <text:span text:style-name="T1">y=x</text:span></text:p>
      <text:p text:style-name="P2"><text:span text:style-name="T1">AQUÍ</text:span> NECESITO IR TOMANDO DISTINTOS VALORES DE X Y <text:span text:style-name="T1">GRAFICAR LOS</text:span> EN SIMPLE PAPEL</text:p>
      <text:p text:style-name="P2"/>
      <text:p text:style-name="P3">Ahora esto es igual para ecuaciones cuadráticas, sin embargo cambia la forma de la ecuación adopta una forma conocida como parábola, <text:span text:style-name="T1">vamos a ver un ejemplo también algo sencillo simplemente con y=x</text:span><text:span text:style-name="T2">2 </text:span></text:p>
      <text:p text:style-name="P3"><text:span text:style-name="T2"/></text:p>
      <text:p text:style-name="P4">AQUI HACER LO MISMO SOBRE PAPEL</text:p>
      <text:p text:style-name="P4"/>
      <text:p text:style-name="P5">Bien ahora algo importante es que nosotros marcamos ciertos puntos pero porque los uni de esa manera en especifico, la respuesta esta en que entre los números que tome para marcar los puntos hay muchos más, por ejemplo entre el 0 y el 1 existe el .1 el .01 el .11, y una infinidad literalmente una infinidad de números reales, que no nos es posible calcular, por eso tomen en cuenta que al unir los puntos sobre papel hay que hacerlo mediante curvas suaves, veamos esto en un sofware, en este caso usaremos geogebra el cual es un software libre, y gratuito que si gustan pueden descargar, la diferencia esta en que la computadora si puede calcular muchos más puntos intermedios y graficar los de esta forma nos queda algo más suave y más exacto que sobre el papel, ahora algo que quisiera comentar antes de terminar es que podemos mover estas graficas, de la siguiente manera, si queremos moverla hacia arriba le sumamos la cantidad que queramos que queramos mover a la ecuación, para moverla hacia abajo se los restamos, piénsenlo de la siguiente manera al sumar o restar alguna cantidad <text:span text:style-name="T3">estamos aumentando o disminuyendo el valor de y en todos los valores de x</text:span>, <text:span text:style-name="T3">ahora bien para moverlo</text:span> a la derecha <text:span text:style-name="T3">tenemos que restar</text:span> pero ahora tenemos que <text:span text:style-name="T3">restar no a y sino a x, y para moverlo a la izquierda tenemos que sumarle a x, matemáticamente se escribiría a si, mover arriba o abajo f(x)+-c mover hacia derecha o izquierda f(x+-c), ¿porque pasa esto cuando queremos mover la grafica hacia los lados? Quizá no le encuentres la lógica a esto, pero piénsalo así y toma en cuenta que esto es lo importante de la graficacion de ecuaciones, lo que nosotros encontrábamos en las clases pasadas eran puntos en los que y era 0 por es nuestras ecuaciones eran expresiones igualadas a 0, esos puntos resultan interesantes, porque son donde realmente pasa algo, la grafica sigue existiendo hasta el infinito, </text:span><text:span text:style-name="T4">MOSTRARLO CON GEOGEBRA, </text:span><text:span text:style-name="T3">pero en esos puntos la ecuación tiene algo, y esto nos brinda información, que después podríamos usar en la vida real, para cosas como por ejemplo optimización, que es un tema muy interesante de calculo diferencial, y es lo que dice su nombre optimizar la solución a un problema, realmente es algo útil que tiene aplicaciones en la vida real, depende mucho de como uses esa información, por que al final de cuentas las matemáticas son una herramienta y no un método, por eso es importante saber como obtenerla; Pues bien lo que hacemos al sumarle o restarle valores a nuestra variable x, lo que hacemos es cambiar sus raíces, y por eso es que la podemos mover derecha o izquierda </text:span><text:span text:style-name="T5">SERIA BUENO EJEMPLIFICAR ESTO RESOLVIENDO RAÍCES Y GRAFICANDO EN GEOGEBRA</text:span></text:p>
      <text:p text:style-name="P5"/>
      <text:p text:style-name="P4">IR DANDO EJEMPLOS EN GEOGEBRA SOBRE COMO MOVER LA GRAFICA</text:p>
      <text:p text:style-name="P5"><text:soft-page-break/><text:span text:style-name="T6">quizá</text:span> quieran profundizar más sobre las graficas, y los invito a <text:span text:style-name="T6">hacerlo intenten por ejemplo escribir cosas usando graficas, o dibujar, o lean algo sobre geometria analitica, siempre es bueno no quedarse solo con una fuente de información, si un tema les interesa no duden en buscar información al respecto, háganlo para temas que les interesen y verán que lo entenderán mejo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2T12:10:20.378000000</meta:creation-date>
    <dc:date>2019-06-22T13:10:05.066000000</dc:date>
    <meta:editing-duration>PT8M32S</meta:editing-duration>
    <meta:editing-cycles>1</meta:editing-cycles>
    <meta:document-statistic meta:table-count="0" meta:image-count="0" meta:object-count="0" meta:page-count="2" meta:paragraph-count="7" meta:word-count="769" meta:character-count="4413" meta:non-whitespace-character-count="3648"/>
    <meta:generator>LibreOffice/6.2.2.2$Windows_X86_64 LibreOffice_project/2b840030fec2aae0fd2658d8d4f9548af4e3518d</meta:generator>
  </office:meta>
</office:document-meta>
</file>